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Table1" style:family="table">
      <style:table-properties style:width="171.26mm" fo:margin-left="-1.23mm" fo:margin-top="0mm" fo:margin-bottom="0mm" table:align="left" style:writing-mode="lr-tb"/>
    </style:style>
    <style:style style:name="Table1.A" style:family="table-column">
      <style:table-column-properties style:column-width="9.44mm"/>
    </style:style>
    <style:style style:name="Table1.B" style:family="table-column">
      <style:table-column-properties style:column-width="122.5mm"/>
    </style:style>
    <style:style style:name="Table1.C" style:family="table-column">
      <style:table-column-properties style:column-width="9.63mm"/>
    </style:style>
    <style:style style:name="Table1.D" style:family="table-column">
      <style:table-column-properties style:column-width="9.61mm"/>
    </style:style>
    <style:style style:name="Table1.E" style:family="table-column">
      <style:table-column-properties style:column-width="9.6mm"/>
    </style:style>
    <style:style style:name="Table1.F" style:family="table-column">
      <style:table-column-properties style:column-width="10.48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1.23mm" fo:padding-right="1.23mm" fo:padding-top="0mm" fo:padding-bottom="0mm" fo:border-left="0.75pt solid #000000" fo:border-right="0.75pt solid #000000" fo:border-top="0.75pt solid #000000" fo:border-bottom="none" style:writing-mode="lr-tb"/>
    </style:style>
    <style:style style:name="Table1.B1" style:family="table-cell">
      <style:table-cell-properties style:vertical-align="middle" fo:padding-left="1.23mm" fo:padding-right="1.23mm" fo:padding-top="0mm" fo:padding-bottom="0mm" fo:border-left="none" fo:border-right="0.75pt solid #000000" fo:border-top="0.75pt solid #000000" fo:border-bottom="none" style:writing-mode="lr-tb"/>
    </style:style>
    <style:style style:name="Table1.C1" style:family="table-cell">
      <style:table-cell-properties style:vertical-align="" fo:padding-left="1.23mm" fo:padding-right="1.23mm" fo:padding-top="0mm" fo:padding-bottom="0mm" fo:border-left="none" fo:border-right="0.75pt solid #000000" fo:border-top="0.75pt solid #000000" fo:border-bottom="0.75pt solid #000000" style:writing-mode="lr-tb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" fo:padding-left="1.23mm" fo:padding-right="1.23mm" fo:padding-top="0mm" fo:padding-bottom="0mm" fo:border-left="0.75pt solid #000000" fo:border-right="0.75pt solid #000000" fo:border-top="none" fo:border-bottom="0.75pt solid #000000" style:writing-mode="lr-tb"/>
    </style:style>
    <style:style style:name="Table1.C2" style:family="table-cell">
      <style:table-cell-properties style:vertical-align="" fo:padding-left="1.23mm" fo:padding-right="1.23mm" fo:padding-top="0mm" fo:padding-bottom="0mm" fo:border-left="none" fo:border-right="0.75pt solid #000000" fo:border-top="none" fo:border-bottom="0.75pt solid #000000" style:writing-mode="lr-tb"/>
    </style:style>
    <style:style style:name="Table1.3" style:family="table-row">
      <style:table-row-properties style:min-row-height="9mm" fo:keep-together="always"/>
    </style:style>
    <style:style style:name="Table1.A3" style:family="table-cell">
      <style:table-cell-properties style:vertical-align="middle" fo:padding-left="1.23mm" fo:padding-right="1.23mm" fo:padding-top="0mm" fo:padding-bottom="0mm" fo:border-left="0.75pt solid #000000" fo:border-right="0.75pt solid #000000" fo:border-top="none" fo:border-bottom="0.75pt solid #000000" style:writing-mode="lr-tb"/>
    </style:style>
    <style:style style:name="Table1.8" style:family="table-row">
      <style:table-row-properties style:min-row-height="5.59mm" fo:keep-together="auto"/>
    </style:style>
    <style:style style:name="Table1.A8" style:family="table-cell">
      <style:table-cell-properties style:vertical-align="middle" fo:padding-left="1.23mm" fo:padding-right="1.23mm" fo:padding-top="0mm" fo:padding-bottom="0mm" fo:border-left="0.75pt solid #000000" fo:border-right="0.75pt solid #000000" fo:border-top="0.75pt solid #000000" fo:border-bottom="0.5pt solid #000000" style:writing-mode="lr-tb"/>
    </style:style>
    <style:style style:name="Table1.C8" style:family="table-cell">
      <style:table-cell-properties style:vertical-align="middle" fo:padding-left="1.23mm" fo:padding-right="1.23mm" fo:padding-top="0mm" fo:padding-bottom="0mm" fo:border-left="none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margin-left="0mm" fo:margin-right="0mm" fo:line-height="150%" fo:text-indent="0mm" style:auto-text-indent="false" style:writing-mode="lr-tb"/>
    </style:style>
    <style:style style:name="P2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mm" fo:margin-right="0mm" fo:text-indent="0mm" style:auto-text-indent="false" style:writing-mode="lr-tb"/>
      <style:text-properties style:font-name="Times New Roman"/>
    </style:style>
    <style:style style:name="P5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"/>
    </style:style>
    <style:style style:name="P7" style:family="paragraph" style:parent-style-name="Standard">
      <style:paragraph-properties fo:margin-left="0mm" fo:margin-right="0mm" fo:line-height="150%" fo:text-indent="0mm" style:auto-text-indent="false" style:writing-mode="lr-tb"/>
      <style:text-properties style:font-name="Times New Roman"/>
    </style:style>
    <style:style style:name="P8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70.02mm" style:type="right"/>
        </style:tab-stops>
      </style:paragraph-properties>
      <style:text-properties style:font-name="Times New Roman" style:font-size-complex="12pt"/>
    </style:style>
    <style:style style:name="P9" style:family="paragraph" style:parent-style-name="Standard">
      <style:paragraph-properties fo:margin-left="0mm" fo:margin-right="0mm" fo:margin-top="4.94mm" fo:margin-bottom="0mm" loext:contextual-spacing="false" fo:line-height="150%" fo:text-indent="0mm" style:auto-text-indent="false" style:writing-mode="lr-tb"/>
    </style:style>
    <style:style style:name="P10" style:family="paragraph" style:parent-style-name="Standard" style:master-page-name="Standard">
      <style:paragraph-properties fo:margin-left="0mm" fo:margin-right="0mm" fo:line-height="150%" fo:text-align="center" style:justify-single-word="false" fo:text-indent="0mm" style:auto-text-indent="false" style:page-number="auto" style:writing-mode="lr-tb">
        <style:tab-stops>
          <style:tab-stop style:position="100.01mm"/>
        </style:tab-stops>
      </style:paragraph-properties>
      <style:text-properties fo:text-transform="uppercase" style:font-name="Times New Roman Cyr" fo:font-size="16pt" fo:letter-spacing="0.53mm" fo:font-weight="bold" style:font-size-asian="16pt" style:language-asian="ru" style:country-asian="RU" style:font-weight-asian="bold" style:font-name-complex="Times New Roman Cyr1" style:font-size-complex="16pt"/>
    </style:style>
    <style:style style:name="P11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 Cyr" fo:font-weight="bold" style:font-weight-asian="bold" style:font-name-complex="Times New Roman Cyr1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 Cyr" fo:font-weight="bold" style:font-weight-asian="bold" style:font-name-complex="Times New Roman Cyr1"/>
    </style:style>
    <style:style style:name="P13" style:family="paragraph" style:parent-style-name="Standard">
      <style:paragraph-properties fo:margin-left="0mm" fo:margin-right="0mm" fo:text-indent="0mm" style:auto-text-indent="false" style:writing-mode="lr-tb"/>
      <style:text-properties style:font-name="Times New Roman Cyr" style:font-name-complex="Times New Roman Cyr1"/>
    </style:style>
    <style:style style:name="P14" style:family="paragraph" style:parent-style-name="Standard">
      <style:paragraph-properties fo:margin-left="0mm" fo:margin-right="0mm" fo:text-indent="0mm" style:auto-text-indent="false" style:writing-mode="lr-tb">
        <style:tab-stops/>
      </style:paragraph-properties>
      <style:text-properties style:font-name="Times New Roman Cyr" style:font-name-complex="Times New Roman Cyr1"/>
    </style:style>
    <style:style style:name="P15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 Cyr" officeooo:rsid="000e72d3" officeooo:paragraph-rsid="000e72d3" fo:background-color="transparent" style:font-name-complex="Times New Roman Cyr1"/>
    </style:style>
    <style:style style:name="P16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" fo:font-weight="bold" style:font-weight-asian="bold"/>
    </style:style>
    <style:style style:name="P17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/>
    </style:style>
    <style:style style:name="P18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"/>
    </style:style>
    <style:style style:name="P19" style:family="paragraph" style:parent-style-name="Standard">
      <style:paragraph-properties fo:margin-left="0mm" fo:margin-right="0mm" fo:text-indent="0mm" style:auto-text-indent="false" style:writing-mode="lr-tb"/>
      <style:text-properties style:font-name="Times New Roman" fo:background-color="transparent"/>
    </style:style>
    <style:style style:name="P20" style:family="paragraph" style:parent-style-name="Standard">
      <style:paragraph-properties fo:margin-left="0mm" fo:margin-right="0mm" fo:line-height="150%" fo:text-indent="0mm" style:auto-text-indent="false" style:writing-mode="lr-tb"/>
      <style:text-properties style:font-name="Times New Roman" fo:background-color="transparent"/>
    </style:style>
    <style:style style:name="P21" style:family="paragraph" style:parent-style-name="Standard">
      <style:paragraph-properties fo:margin-left="0mm" fo:margin-right="0mm" fo:text-indent="0mm" style:auto-text-indent="false" style:writing-mode="lr-tb"/>
      <style:text-properties officeooo:paragraph-rsid="00155741"/>
    </style:style>
    <style:style style:name="P22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70.02mm" style:type="right"/>
        </style:tab-stops>
      </style:paragraph-properties>
      <style:text-properties officeooo:paragraph-rsid="00155741"/>
    </style:style>
    <style:style style:name="P23" style:family="paragraph" style:parent-style-name="Standard">
      <style:paragraph-properties fo:margin-left="0mm" fo:margin-right="0mm" fo:margin-top="4.94mm" fo:margin-bottom="0mm" loext:contextual-spacing="false" fo:line-height="150%" fo:text-indent="0mm" style:auto-text-indent="false" fo:break-before="page" style:writing-mode="lr-tb"/>
      <style:text-properties style:font-name="Times New Roman Cyr" fo:font-weight="bold" style:font-weight-asian="bold" style:font-name-complex="Times New Roman Cyr1" style:font-size-complex="14pt"/>
    </style:style>
    <style:style style:name="P24" style:family="paragraph" style:parent-style-name="Standard">
      <style:paragraph-properties fo:margin-left="0mm" fo:margin-right="0mm" fo:margin-top="4.94mm" fo:margin-bottom="0mm" loext:contextual-spacing="false" fo:line-height="150%" fo:text-indent="0mm" style:auto-text-indent="false" style:writing-mode="lr-tb"/>
      <style:text-properties style:font-name="Times New Roman Cyr" fo:font-weight="bold" style:font-weight-asian="bold" style:font-name-complex="Times New Roman Cyr1" style:font-size-complex="14pt"/>
    </style:style>
    <style:style style:name="P25" style:family="paragraph" style:parent-style-name="Standard" style:list-style-name="WWNum39">
      <style:paragraph-properties fo:margin-left="12.7mm" fo:margin-right="0mm" fo:line-height="150%" fo:text-indent="-6.35mm" style:auto-text-indent="false" style:writing-mode="lr-tb"/>
      <style:text-properties officeooo:paragraph-rsid="001894ce"/>
    </style:style>
    <style:style style:name="P26" style:family="paragraph" style:parent-style-name="Standard" style:list-style-name="WWNum39">
      <style:paragraph-properties fo:margin-left="12.7mm" fo:margin-right="0mm" fo:line-height="150%" fo:text-indent="-6.35mm" style:auto-text-indent="false" style:writing-mode="lr-tb"/>
      <style:text-properties style:font-name="Times New Roman Cyr" officeooo:rsid="00100279" officeooo:paragraph-rsid="00100279" fo:background-color="transparent" style:font-name-complex="Times New Roman Cyr1"/>
    </style:style>
    <style:style style:name="P27" style:family="paragraph" style:parent-style-name="Standard" style:list-style-name="WWNum39">
      <style:paragraph-properties fo:margin-left="12.7mm" fo:margin-right="0mm" fo:line-height="150%" fo:text-indent="-6.35mm" style:auto-text-indent="false" style:writing-mode="lr-tb"/>
      <style:text-properties style:font-name="Times New Roman Cyr" officeooo:rsid="001894ce" officeooo:paragraph-rsid="0019bcf4" fo:background-color="transparent" style:font-name-complex="Times New Roman Cyr1"/>
    </style:style>
    <style:style style:name="P28" style:family="paragraph" style:parent-style-name="Standard" style:list-style-name="WWNum39">
      <style:paragraph-properties fo:margin-left="12.7mm" fo:margin-right="0mm" fo:line-height="150%" fo:text-indent="-6.35mm" style:auto-text-indent="false" style:writing-mode="lr-tb"/>
      <style:text-properties style:font-name="Times New Roman Cyr" officeooo:rsid="0019bcf4" officeooo:paragraph-rsid="0019bcf4" fo:background-color="transparent" style:font-name-complex="Times New Roman Cyr1"/>
    </style:style>
    <style:style style:name="P29" style:family="paragraph" style:parent-style-name="Standard" style:list-style-name="WWNum40">
      <style:paragraph-properties fo:margin-left="12.7mm" fo:margin-right="0mm" fo:line-height="150%" fo:text-indent="-6.35mm" style:auto-text-indent="false" style:writing-mode="lr-tb"/>
      <style:text-properties officeooo:rsid="001d3734" officeooo:paragraph-rsid="001d3734" fo:background-color="transparent"/>
    </style:style>
    <style:style style:name="P30" style:family="paragraph" style:parent-style-name="Standard">
      <style:paragraph-properties fo:margin-left="57.52mm" fo:margin-right="0mm" fo:line-height="150%" fo:text-indent="-57.52mm" style:auto-text-indent="false" style:writing-mode="lr-tb">
        <style:tab-stops>
          <style:tab-stop style:position="57.52mm"/>
          <style:tab-stop style:position="170.02mm" style:type="right"/>
        </style:tab-stops>
      </style:paragraph-properties>
      <style:text-properties fo:background-color="transparent"/>
    </style:style>
    <style:style style:name="P31" style:family="paragraph" style:parent-style-name="Standard">
      <style:paragraph-properties fo:margin-left="0mm" fo:margin-right="0mm" fo:line-height="150%" fo:text-indent="0mm" style:auto-text-indent="false" style:writing-mode="lr-tb"/>
      <style:text-properties officeooo:rsid="001d3734" officeooo:paragraph-rsid="001d3734"/>
    </style:style>
    <style:style style:name="T1" style:family="text">
      <style:text-properties style:font-name="Times New Roman Cyr" style:font-name-complex="Times New Roman Cyr1"/>
    </style:style>
    <style:style style:name="T2" style:family="text">
      <style:text-properties style:font-name="Times New Roman Cyr" style:font-name-complex="Times New Roman Cyr1" style:font-size-complex="12pt"/>
    </style:style>
    <style:style style:name="T3" style:family="text">
      <style:text-properties style:font-name="Times New Roman Cyr" fo:background-color="#ffff00" loext:char-shading-value="0" style:font-name-asian="Times New Roman1" style:font-name-complex="Times New Roman Cyr1"/>
    </style:style>
    <style:style style:name="T4" style:family="text">
      <style:text-properties style:font-name="Times New Roman Cyr" officeooo:rsid="001f64cd" fo:background-color="#ffff00" loext:char-shading-value="0" style:font-name-asian="Times New Roman1" style:font-name-complex="Times New Roman Cyr1"/>
    </style:style>
    <style:style style:name="T5" style:family="text">
      <style:text-properties style:font-name="Times New Roman Cyr" fo:font-weight="bold" style:font-weight-asian="bold" style:font-name-complex="Times New Roman Cyr1" style:font-size-complex="12pt"/>
    </style:style>
    <style:style style:name="T6" style:family="text">
      <style:text-properties style:font-name="Times New Roman Cyr" fo:font-weight="bold" style:font-weight-asian="bold" style:font-name-complex="Times New Roman Cyr1" style:font-size-complex="14pt"/>
    </style:style>
    <style:style style:name="T7" style:family="text">
      <style:text-properties style:font-name="Times New Roman Cyr" style:text-underline-style="solid" style:text-underline-width="auto" style:text-underline-color="font-color" style:font-name-complex="Times New Roman Cyr1" style:font-size-complex="12pt"/>
    </style:style>
    <style:style style:name="T8" style:family="text">
      <style:text-properties style:font-name="Times New Roman Cyr" style:text-underline-style="solid" style:text-underline-width="auto" style:text-underline-color="font-color" officeooo:rsid="00092dad" style:font-name-complex="Times New Roman Cyr1" style:font-size-complex="12pt"/>
    </style:style>
    <style:style style:name="T9" style:family="text">
      <style:text-properties style:font-name="Times New Roman Cyr" style:text-underline-style="solid" style:text-underline-width="auto" style:text-underline-color="font-color" officeooo:rsid="000aa8af" style:font-name-complex="Times New Roman Cyr1" style:font-size-complex="12pt"/>
    </style:style>
    <style:style style:name="T10" style:family="text">
      <style:text-properties style:font-name="Times New Roman Cyr" fo:font-size="12pt" fo:language="ru" fo:country="RU" style:font-size-asian="12pt" style:language-asian="en" style:country-asian="US" style:font-name-complex="Times New Roman Cyr1" style:font-size-complex="12pt" style:language-complex="ar" style:country-complex="SA"/>
    </style:style>
    <style:style style:name="T11" style:family="text">
      <style:text-properties style:font-name="Times New Roman Cyr" fo:background-color="transparent" loext:char-shading-value="0" style:font-name-complex="Times New Roman Cyr1"/>
    </style:style>
    <style:style style:name="T12" style:family="text">
      <style:text-properties style:font-name="Times New Roman Cyr" officeooo:rsid="00136129" fo:background-color="transparent" loext:char-shading-value="0" style:font-name-complex="Times New Roman Cyr1"/>
    </style:style>
    <style:style style:name="T13" style:family="text">
      <style:text-properties style:font-name="Times New Roman Cyr" officeooo:rsid="00100279" fo:background-color="transparent" loext:char-shading-value="0" style:font-name-complex="Times New Roman Cyr1"/>
    </style:style>
    <style:style style:name="T14" style:family="text">
      <style:text-properties style:font-name="Times New Roman Cyr" officeooo:rsid="0011acc3" fo:background-color="transparent" loext:char-shading-value="0" style:font-name-complex="Times New Roman Cyr1"/>
    </style:style>
    <style:style style:name="T15" style:family="text">
      <style:text-properties style:font-name="Times New Roman Cyr" officeooo:rsid="0011acc3" fo:background-color="transparent" loext:char-shading-value="0" style:font-name-asian="Times New Roman1" style:language-asian="ru" style:country-asian="RU" style:font-name-complex="Times New Roman Cyr1"/>
    </style:style>
    <style:style style:name="T16" style:family="text">
      <style:text-properties style:font-name="Times New Roman Cyr" style:font-name-asian="Times New Roman1" style:font-name-complex="Times New Roman Cyr1"/>
    </style:style>
    <style:style style:name="T17" style:family="text">
      <style:text-properties style:font-name="Times New Roman Cyr" officeooo:rsid="001f64cd" style:font-name-asian="Times New Roman1" style:font-name-complex="Times New Roman Cyr1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style:text-underline-style="solid" style:text-underline-width="auto" style:text-underline-color="font-color" style:font-size-complex="12pt"/>
    </style:style>
    <style:style style:name="T20" style:family="text">
      <style:text-properties style:font-name="Times New Roman" style:text-underline-style="solid" style:text-underline-width="auto" style:text-underline-color="font-color" officeooo:rsid="000b918e" style:font-size-complex="12pt"/>
    </style:style>
    <style:style style:name="T21" style:family="text">
      <style:text-properties style:font-name="Times New Roman" style:text-underline-style="solid" style:text-underline-width="auto" style:text-underline-color="font-color" officeooo:rsid="00092dad" style:font-size-complex="12pt"/>
    </style:style>
    <style:style style:name="T22" style:family="text">
      <style:text-properties style:font-name="Times New Roman" style:font-size-complex="12pt"/>
    </style:style>
    <style:style style:name="T23" style:family="text">
      <style:text-properties style:font-name="Times New Roman" fo:font-weight="bold" style:font-weight-asian="bold"/>
    </style:style>
    <style:style style:name="T24" style:family="text">
      <style:text-properties style:font-name="Times New Roman" fo:font-weight="bold" style:font-weight-asian="bold" style:font-size-complex="14pt"/>
    </style:style>
    <style:style style:name="T25" style:family="text">
      <style:text-properties style:font-name="Times New Roman" fo:font-size="12pt" fo:language="ru" fo:country="RU" style:font-size-asian="12pt" style:language-asian="en" style:country-asian="US" style:font-name-complex="Times New Roman1" style:font-size-complex="10pt" style:language-complex="ar" style:country-complex="SA"/>
    </style:style>
    <style:style style:name="T26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27" style:family="text">
      <style:text-properties style:font-name="Times New Roman" officeooo:rsid="00136129" fo:background-color="transparent" loext:char-shading-value="0"/>
    </style:style>
    <style:style style:name="T28" style:family="text">
      <style:text-properties style:font-name="Times New Roman" fo:background-color="transparent" loext:char-shading-value="0"/>
    </style:style>
    <style:style style:name="T29" style:family="text">
      <style:text-properties style:text-position="super 58%" style:font-name="Times New Roman" fo:font-weight="bold" style:font-weight-asian="bold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100279"/>
    </style:style>
    <style:style style:name="T32" style:family="text">
      <style:text-properties officeooo:rsid="001955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О Т З Ы В</text:p>
      <text:p text:style-name="P2"><text:span text:style-name="T1">руководителя</text:span><text:span text:style-name="T18"> </text:span><text:span text:style-name="T11">производственной</text:span><text:span text:style-name="T1"> практики</text:span></text:p>
      <text:p text:style-name="P4"/>
      <text:p text:style-name="P4"/>
      <text:p text:style-name="P19"/>
      <text:p text:style-name="P30"><text:span text:style-name="T5">Студент <text:tab/></text:span><text:span text:style-name="T19"> </text:span><text:span text:style-name="T8">Самарин Артур Олегович</text:span><text:span text:style-name="T19"><text:tab/></text:span><text:span text:style-name="T22">, </text:span><text:span text:style-name="T5">группа № </text:span><text:span text:style-name="T19"> M343</text:span><text:span text:style-name="T21">7</text:span><text:span text:style-name="T19"> </text:span></text:p>
      <text:p text:style-name="P30"><text:span text:style-name="T5">Факультет<text:tab/></text:span><text:span text:style-name="T7"> Информационных технологий и программирования<text:tab/></text:span></text:p>
      <text:p text:style-name="P30"><text:span text:style-name="T2">Направление (специальность)<text:tab/></text:span><text:span text:style-name="T7"> Прикладная математика и информатика<text:tab/></text:span></text:p>
      <text:p text:style-name="P30"><text:span text:style-name="T2">Место прохождения практики</text:span><text:span text:style-name="T22"><text:tab/></text:span><text:span text:style-name="T8">Университет ИТМО</text:span><text:span text:style-name="T19"><text:tab/></text:span></text:p>
      <text:p text:style-name="P30"><text:span text:style-name="T2">Должность практиканта</text:span><text:span text:style-name="T22"><text:tab/></text:span><text:span text:style-name="T8">программист</text:span><text:span text:style-name="T19"><text:tab/></text:span></text:p>
      <text:p text:style-name="P30"><text:span text:style-name="T2">Тема индивидуального задания</text:span><text:span text:style-name="T22"><text:tab/></text:span><text:span text:style-name="T19"> </text:span><text:span text:style-name="T7">р</text:span><text:span text:style-name="T9">еализация VQE и симуляции квантового компьютера</text:span><text:span text:style-name="T19"><text:tab/></text:span></text:p>
      <text:p text:style-name="P30"><text:span text:style-name="T2">Руководитель практики<text:tab/></text:span><text:span text:style-name="T19"> </text:span><text:span text:style-name="T20">Шалыто А. А., профессор ФиТИП<text:tab/></text:span></text:p>
      <text:p text:style-name="P4"/>
      <text:p text:style-name="P4"/>
      <text:p text:style-name="P11">ОЦЕНКА ДОСТИГНУТЫХ РЕЗУЛЬТАТОВ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>№</text:p>
          </table:table-cell>
          <table:table-cell table:style-name="Table1.B1" table:number-rows-spanned="2" office:value-type="string">
            <text:p text:style-name="P12">Показатели</text:p>
          </table:table-cell>
          <table:table-cell table:style-name="Table1.C1" table:number-columns-spanned="4" office:value-type="string">
            <text:p text:style-name="P12">Оценка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2">п/п</text:p>
          </table:table-cell>
          <table:covered-table-cell/>
          <table:table-cell table:style-name="Table1.C2" office:value-type="string">
            <text:p text:style-name="P16">5</text:p>
          </table:table-cell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3"><text:span text:style-name="T23">0</text:span><text:span text:style-name="T29"><text:note text:id="ftn1" text:note-class="footnote"><text:note-citation/><text:note-body><text:p text:style-name="Footnote"><text:span text:style-name="T25"><text:s/></text:span><text:span text:style-name="T10">не оценивается (трудно оценить)</text:span></text:p></text:note-body></text:note></text:span></text:p>
          </table:table-cell>
        </table:table-row>
        <table:table-row table:style-name="Table1.3">
          <table:table-cell table:style-name="Table1.A3" office:value-type="string">
            <text:p text:style-name="P6">1.</text:p>
          </table:table-cell>
          <table:table-cell table:style-name="Table1.A2" office:value-type="string">
            <text:p text:style-name="P14">Знание содержания основных работ и исследований, выполняемых на предприятии по месту прохождения практики</text:p>
          </table:table-cell>
          <table:table-cell table:style-name="Table1.A3" office:value-type="string">
            <text:p text:style-name="P6">*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p text:style-name="P5">2.</text:p>
          </table:table-cell>
          <table:table-cell table:style-name="Table1.A2" office:value-type="string">
            <text:p text:style-name="P13">Знание особенностей строения, состояния и функционирования конкретных производственных процессов</text:p>
          </table:table-cell>
          <table:table-cell table:style-name="Table1.A3" office:value-type="string">
            <text:p text:style-name="P5">*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3.</text:p>
          </table:table-cell>
          <table:table-cell table:style-name="Table1.A2" office:value-type="string">
            <text:p text:style-name="P13">Умение описывать производственный цикл предприятия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>*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4.</text:p>
          </table:table-cell>
          <table:table-cell table:style-name="Table1.A2" office:value-type="string">
            <text:p text:style-name="P13">Владение навыками применения на практике знаний, полученные во время теоретического обучения</text:p>
          </table:table-cell>
          <table:table-cell table:style-name="Table1.A3" office:value-type="string">
            <text:p text:style-name="P5">*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5.</text:p>
          </table:table-cell>
          <table:table-cell table:style-name="Table1.A2" office:value-type="string">
            <text:p text:style-name="P13">Владение приемами, методами и способами выявления, наблюдения, измерения и контроля параметров процессов разработки программного обеспечения</text:p>
          </table:table-cell>
          <table:table-cell table:style-name="Table1.A3" office:value-type="string">
            <text:p text:style-name="P5">*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</table:table-row>
        <table:table-row table:style-name="Table1.8">
          <table:table-cell table:style-name="Table1.A8" table:number-columns-spanned="2" office:value-type="string">
            <text:p text:style-name="P12">ИТОГОВАЯ ОЦЕНКА</text:p>
          </table:table-cell>
          <table:covered-table-cell/>
          <table:table-cell table:style-name="Table1.C8" table:number-columns-spanned="4" office:value-type="string">
            <text:p text:style-name="P15">отлично</text:p>
          </table:table-cell>
          <table:covered-table-cell/>
          <table:covered-table-cell/>
          <table:covered-table-cell/>
        </table:table-row>
      </table:table>
      <text:p text:style-name="P23">Отмеченные достоинства:</text:p>
      <text:list xml:id="list3274931652" text:style-name="WWNum39">
        <text:list-item>
          <text:p text:style-name="P26">Разработанная реализация позволяет быстро проводить эксперименты с методами, использующими алгоритм VQE для квантового компьютера</text:p>
        </text:list-item>
        <text:list-item>
          <text:p text:style-name="P27">Реализ<text:span text:style-name="T32">ац</text:span>ия имеет удобный интерфейс, что обеспечивает простоту ее использования</text:p>
        </text:list-item>
        <text:list-item>
          <text:p text:style-name="P28"><text:span text:style-name="T31">Р</text:span>еализация была тщательно протестирована сравнением результатов работы с результатами работы альтернативных реализаций</text:p>
        </text:list-item>
        <text:list-item>
          <text:p text:style-name="P25"><text:span text:style-name="T13">Задачи были выполнены в срок</text:span></text:p>
        </text:list-item>
      </text:list>
      <text:p text:style-name="P24">Отмеченные недостатки:</text:p>
      <text:list xml:id="list1124236939" text:style-name="WWNum40">
        <text:list-item>
          <text:p text:style-name="P29"><text:span text:style-name="T16">Есть нереализованные пожелания к реализации: возможность кеширования волновой функции части схемы, </text:span><text:span text:style-name="T17">возможность заморозить часть вариационных параметров квантовой схемы.</text:span></text:p>
        </text:list-item>
      </text:list>
      <text:p text:style-name="P31"><text:span text:style-name="T3"/></text:p>
      <text:p text:style-name="P9"><text:span text:style-name="T6">Заключение</text:span><text:span text:style-name="T24">:</text:span></text:p>
      <text:p text:style-name="P1"><text:span text:style-name="T1">Считаю, что</text:span><text:span text:style-name="T11"> производственная практика пройдена студентом </text:span><text:span text:style-name="T14">Самариным А.</text:span><text:span text:style-name="T15"> О.</text:span><text:span text:style-name="T28"> </text:span><text:span text:style-name="T11">у</text:span><text:span text:style-name="T1">спешно и практикант заслуживает оценки «</text:span><text:span text:style-name="T11">отлично</text:span><text:span text:style-name="T18">».</text:span></text:p>
      <text:p text:style-name="P7"/>
      <text:p text:style-name="P8"/>
      <text:p text:style-name="P8"/>
      <text:p text:style-name="P22"><text:span text:style-name="T2">Руководитель практики</text:span><text:span text:style-name="T22"> </text:span><text:span text:style-name="T19"><text:tab/></text:span><text:span text:style-name="T28"> </text:span><text:span text:style-name="T12">А. А. Шалыто</text:span></text:p>
      <text:p text:style-name="P20"/>
      <text:p text:style-name="P21"><text:span text:style-name="T28">«_____» </text:span><text:span text:style-name="T26">___________________ </text:span><text:span text:style-name="T28">201</text:span><text:span text:style-name="T27">9</text:span><text:span text:style-name="T1">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Tahoma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vertical-align="baseline"/>
      <style:text-properties style:font-name="Times New Roman" fo:font-family="'Times New Roman'" style:font-family-generic="roman" style:font-pitch="variable" fo:font-size="12pt" fo:language="ru" fo:country="RU" style:font-name-asian="Courier New" style:font-family-asian="'Courier New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1" fo:font-family="Arial" style:font-family-generic="swiss" style:font-pitch="variable" fo:font-size="14pt" style:font-name-asian="Tahoma1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 fo:orphans="2" fo:widows="2" style:vertical-align="baseline"/>
      <style:text-properties fo:font-size="11pt" fo:language="ru" fo:country="RU" fo:font-style="italic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4.23mm" fo:margin-bottom="1.06mm" loext:contextual-spacing="false" fo:text-align="justify" style:justify-single-word="false" fo:orphans="2" fo:widows="2" fo:keep-with-next="always" style:vertical-align="baseline"/>
      <style:text-properties style:font-name="Arial" fo:font-family="Arial" style:font-family-generic="roman" style:font-pitch="variable" fo:font-size="16pt" fo:language="ru" fo:country="RU" fo:font-weight="bold" style:letter-kerning="true" style:font-size-asian="16pt" style:language-asian="en" style:country-asian="US" style:font-weight-asian="bold" style:font-name-complex="Arial2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default-outline-level="2" style:list-style-name="" style:class="text">
      <loext:graphic-properties draw:fill="solid" draw:fill-color="#ffffff"/>
      <style:paragraph-properties fo:text-align="center" style:justify-single-word="false" fo:orphans="2" fo:widows="2" fo:background-color="#ffffff" fo:keep-with-next="always" style:vertical-align="auto">
        <style:tab-stops>
          <style:tab-stop style:position="12.7mm"/>
        </style:tab-stops>
      </style:paragraph-properties>
      <style:text-properties fo:font-size="14pt" fo:language="ru" fo:country="RU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4.23mm" fo:margin-bottom="1.06mm" loext:contextual-spacing="false" fo:text-align="justify" style:justify-single-word="false" fo:orphans="2" fo:widows="2" fo:keep-with-next="always" style:vertical-align="baseline"/>
      <style:text-properties style:font-name="Arial" fo:font-family="Arial" style:font-family-generic="roman" style:font-pitch="variable" fo:font-size="13pt" fo:language="ru" fo:country="RU" fo:font-weight="bold" style:font-size-asian="13pt" style:language-asian="en" style:country-asian="US" style:font-weight-asian="bold" style:font-name-complex="Arial2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4.23mm" fo:margin-bottom="1.06mm" loext:contextual-spacing="false" fo:text-align="justify" style:justify-single-word="false" fo:orphans="2" fo:widows="2" fo:keep-with-next="always" style:vertical-align="baseline"/>
      <style:text-properties fo:font-size="14pt" fo:language="ru" fo:country="RU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4.23mm" fo:margin-bottom="1.06mm" loext:contextual-spacing="false" fo:text-align="justify" style:justify-single-word="false" fo:orphans="2" fo:widows="2" style:vertical-align="baseline"/>
      <style:text-properties fo:font-size="13pt" fo:language="ru" fo:country="RU" fo:font-style="italic" fo:font-weight="bold" style:font-size-asian="13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4.23mm" fo:margin-bottom="1.06mm" loext:contextual-spacing="false" fo:text-align="justify" style:justify-single-word="false" fo:orphans="2" fo:widows="2" style:vertical-align="baseline"/>
      <style:text-properties fo:font-size="11pt" fo:language="ru" fo:country="RU" fo:font-weight="bold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4.23mm" fo:margin-bottom="1.06mm" loext:contextual-spacing="false" fo:text-align="justify" style:justify-single-word="false" fo:orphans="2" fo:widows="2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4.23mm" fo:margin-bottom="1.06mm" loext:contextual-spacing="false" fo:text-align="justify" style:justify-single-word="false" fo:orphans="2" fo:widows="2" style:vertical-align="baseline"/>
      <style:text-properties fo:font-size="12pt" fo:language="ru" fo:country="RU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ourier New" style:font-family-asian="'Courier New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text-align="center" style:justify-single-word="false" fo:orphans="2" fo:widows="2" style:vertical-align="auto"/>
      <style:text-properties fo:font-size="20pt" fo:language="ru" fo:country="RU" fo:font-weight="bold" style:font-size-asian="2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ext_20_body_20_indent" style:display-name="Text body indent" style:family="paragraph" style:parent-style-name="Standard" style:default-outline-level="" style:class="text">
      <style:paragraph-properties fo:margin-left="6.35mm" fo:margin-right="0mm" fo:text-align="justify" style:justify-single-word="false" fo:orphans="2" fo:widows="2" fo:text-indent="0mm" style:auto-text-indent="false" style:vertical-align="baseline"/>
      <style:text-properties fo:font-size="14pt" fo:language="ru" fo:country="RU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Subtitle" style:family="paragraph" style:parent-style-name="Standard" style:default-outline-level="" style:class="chapter">
      <style:paragraph-properties fo:margin-left="0mm" fo:margin-right="-10.04mm" fo:text-align="justify" style:justify-single-word="false" fo:orphans="2" fo:widows="2" fo:text-indent="0mm" style:auto-text-indent="false" style:vertical-align="auto"/>
      <style:text-properties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21" style:display-name="Body Text 21" style:family="paragraph" style:parent-style-name="Standard" style:default-outline-level="">
      <style:paragraph-properties fo:text-align="justify" style:justify-single-word="false" fo:orphans="0" fo:widows="0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text-align="justify" style:justify-single-word="false" fo:orphans="2" fo:widows="2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style:font-name="Times New Roman" fo:font-family="'Times New Roman'" style:font-family-generic="roman" style:font-pitch="variable" fo:font-size="12pt" fo:language="ru" fo:country="RU" style:font-name-asian="Courier New" style:font-family-asian="'Courier New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3.53mm" fo:margin-right="0mm" fo:text-align="justify" style:justify-single-word="false" fo:orphans="2" fo:widows="2" fo:text-indent="0m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4.23mm" fo:margin-bottom="0mm" loext:contextual-spacing="false" fo:line-height="150%" fo:text-align="justify" style:justify-single-word="false" fo:orphans="2" fo:widows="2" style:vertical-align="baseline">
        <style:tab-stops>
          <style:tab-stop style:position="170.73mm" style:type="right" style:leader-style="dotted" style:leader-text="."/>
        </style:tab-stops>
      </style:paragraph-properties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note" style:family="paragraph" style:parent-style-name="Standard" style:default-outline-level="" style:class="extra">
      <style:paragraph-properties fo:text-align="justify" style:justify-single-word="false" fo:orphans="2" fo:widows="2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Indent_20_2" style:display-name="Body Text Indent 2" style:family="paragraph" style:parent-style-name="Standard" style:default-outline-level="">
      <style:paragraph-properties fo:margin-left="4.99mm" fo:margin-right="0mm" fo:margin-top="0mm" fo:margin-bottom="2.12mm" loext:contextual-spacing="false" fo:line-height="200%" fo:text-align="justify" style:justify-single-word="false" fo:orphans="2" fo:widows="2" fo:text-indent="0m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aieiaie_20_1" style:display-name="caaieiaie 1" style:family="paragraph" style:parent-style-name="Standard" style:default-outline-level="">
      <style:paragraph-properties fo:text-align="justify" style:justify-single-word="false" fo:orphans="0" fo:widows="0" fo:keep-with-next="always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aieiaie_20_2" style:display-name="caaieiaie 2" style:family="paragraph" style:parent-style-name="Standard" style:default-outline-level="">
      <style:paragraph-properties fo:text-align="center" style:justify-single-word="false" fo:orphans="0" fo:widows="0" fo:keep-with-next="always" style:vertical-align="baseline"/>
      <style:text-properties fo:font-size="14pt" fo:language="ru" fo:country="RU" fo:font-weight="bold" style:font-size-asian="14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text-align="center" style:justify-single-word="false" fo:orphans="0" fo:widows="0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margin-top="0mm" fo:margin-bottom="2.12mm" loext:contextual-spacing="false" fo:line-height="200%" fo:text-align="justify" style:justify-single-word="false" fo:orphans="2" fo:widows="2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justify" style:justify-single-word="false" fo:orphans="2" fo:widows="2" style:vertical-align="baseline"/>
      <style:text-properties style:font-name="Tahoma" fo:font-family="Tahoma" style:font-family-generic="roman" style:font-pitch="variable" fo:font-size="8pt" fo:language="ru" fo:country="RU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annotation_20_text" style:display-name="annotation text" style:family="paragraph" style:parent-style-name="Standard" style:default-outline-level="">
      <style:paragraph-properties fo:text-align="justify" style:justify-single-word="false" fo:orphans="2" fo:widows="2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annotation_20_subject" style:display-name="annotation subject" style:family="paragraph" style:parent-style-name="annotation_20_text" style:default-outline-level="">
      <style:paragraph-properties fo:text-align="justify" style:justify-single-word="false" fo:orphans="2" fo:widows="2" style:vertical-align="baseline"/>
      <style:text-properties fo:font-size="12pt" fo:language="ru" fo:country="RU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1.32mm" fo:margin-bottom="3.97mm" loext:contextual-spacing="false" fo:text-align="justify" style:justify-single-word="false" fo:orphans="2" fo:widows="2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er" style:family="paragraph" style:parent-style-name="Standard" style:default-outline-level="" style:class="extra">
      <style:paragraph-properties fo:text-align="justify" style:justify-single-word="false" fo:orphans="2" fo:widows="2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Endnote" style:family="paragraph" style:parent-style-name="Standard" style:default-outline-level="" style:class="extra">
      <style:paragraph-properties fo:text-align="justify" style:justify-single-word="false" fo:orphans="2" fo:widows="2" style:vertical-align="baseline"/>
      <style:text-properties fo:font-size="10pt" fo:language="ru" fo:country="RU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Calibri Light" fo:font-family="'Calibri Light'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libri Light" fo:font-family="'Calibri Light'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Calibri Light1" style:font-family-complex="'Calibri Light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Calibri" fo:font-family="Calibri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Calibri" fo:font-family="Calibri" style:font-family-generic="roman" style:font-pitch="variable" fo:font-size="13pt" fo:language="en" fo:country="US" fo:font-style="italic" fo:font-weight="bold" style:font-name-asian="Times New Roman1" style:font-family-asian="'Times New Roman'" style:font-family-generic-asian="system" style:font-pitch-asian="variable" style:font-size-asian="13pt" style:language-asian="en" style:country-asian="US" style:font-style-asian="italic" style:font-weight-asian="bold" style:font-name-complex="Calibri1" style:font-family-complex="Calibri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Calibri" fo:font-family="Calibri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Calibri" fo:font-family="Calibri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">
      <style:text-properties style:font-name="Calibri" fo:font-family="Calibri" style:font-family-generic="roman" style:font-pitch="variable" fo:font-size="12pt" fo:language="en" fo:country="US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Calibri1" style:font-family-complex="Calibri" style:font-family-generic-complex="system" style:font-pitch-complex="variable" style:font-size-complex="12pt" style:font-style-complex="italic"/>
    </style:style>
    <style:style style:name="Заголовок_20_1_20_Знак" style:display-name="Заголовок 1 Знак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Подзаголовок_20_Знак" style:display-name="Подзаголовок Знак" style:family="text" style:parent-style-name="Default_20_Paragraph_20_Font">
      <style:text-properties style:font-name="Calibri Light" fo:font-family="'Calibri Light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Calibri Light1" style:font-family-complex="'Calibri Light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otnote_20_anchor" style:display-name="Foot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Текст_20_сноски_20_Знак" style:display-name="Текст сноски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Текст_20_примечания_20_Знак" style:display-name="Текст примечания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language="en" fo:country="US" fo:font-weight="bold" style:language-asian="en" style:country-asian="US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ighlight" style:family="text" style:parent-style-name="Default_20_Paragraph_20_Font">
      <style:text-properties fo:color="#ff0000" fo:language="ru" fo:country="RU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Endnote_20_Symbol" style:display-name="Endnote Symbol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Endnote_20_anchor" style:display-name="End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="Times New Roman Cyr" fo:font-family="'Times New Roman Cyr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="Times New Roman Cyr" fo:font-family="'Times New Roman Cyr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6.35mm" fo:margin-left="18.8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1.54mm" fo:text-indent="-6.35mm" fo:margin-left="31.5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4.24mm" fo:text-indent="-6.35mm" fo:margin-left="44.24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6.94mm" fo:text-indent="-6.35mm" fo:margin-left="56.94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9.64mm" fo:text-indent="-6.35mm" fo:margin-left="69.64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2.34mm" fo:text-indent="-6.35mm" fo:margin-left="82.34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5.04mm" fo:text-indent="-6.35mm" fo:margin-left="95.04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7.74mm" fo:text-indent="-6.35mm" fo:margin-left="107.74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0.44mm" fo:text-indent="-6.35mm" fo:margin-left="120.44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37" style:num-suffix="." style:num-format="1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40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41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43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44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45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46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7mm" fo:text-indent="-0.49mm" fo:margin-left="12.8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75mm" fo:text-indent="-6.35mm" fo:margin-left="12.7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45mm" fo:text-indent="-6.35mm" fo:margin-left="25.4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15mm" fo:text-indent="-6.35mm" fo:margin-left="38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85mm" fo:text-indent="-6.35mm" fo:margin-left="50.8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55mm" fo:text-indent="-6.35mm" fo:margin-left="63.5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25mm" fo:text-indent="-6.35mm" fo:margin-left="76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8.95mm" fo:text-indent="-6.35mm" fo:margin-left="88.9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65mm" fo:text-indent="-6.35mm" fo:margin-left="101.6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number text:level="1" text:style-name="ListLabel_20_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text:style-name="ListLabel_20_7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8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number text:level="1" text:style-name="ListLabel_20_8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8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8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8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8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8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9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93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3" text:style-name="ListLabel_20_94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4" text:style-name="ListLabel_20_95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5" text:style-name="ListLabel_20_96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6" text:style-name="ListLabel_20_97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7" text:style-name="ListLabel_20_98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8" text:style-name="ListLabel_20_99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9" text:style-name="ListLabel_20_100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45.24mm" fo:text-indent="-6.35mm" fo:margin-left="45.2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0.65mm" fo:text-indent="-6.35mm" fo:margin-left="120.6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0.65mm" fo:text-indent="-6.35mm" fo:margin-left="120.6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101" style:num-suffix="." style:num-format="1" text:start-value="9">
        <style:list-level-properties text:list-level-position-and-space-mode="label-alignment">
          <style:list-level-label-alignment text:label-followed-by="listtab" text:list-tab-stop-position="23.28mm" fo:text-indent="-6.35mm" fo:margin-left="23.28m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35.98mm" fo:text-indent="-6.35mm" fo:margin-left="35.98mm"/>
        </style:list-level-properties>
        <style:text-properties fo:font-family="Symbol" style:font-style-name="Regular" style:font-pitch="variable" style:font-charset="x-symbol"/>
      </text:list-level-style-bullet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text:list-tab-stop-position="48.68mm" fo:text-indent="-3.18mm" fo:margin-left="48.68m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text:list-tab-stop-position="61.38mm" fo:text-indent="-6.35mm" fo:margin-left="61.38m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text:list-tab-stop-position="74.08mm" fo:text-indent="-6.35mm" fo:margin-left="74.08m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text:list-tab-stop-position="86.78mm" fo:text-indent="-3.18mm" fo:margin-left="86.78m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text:list-tab-stop-position="99.48mm" fo:text-indent="-6.35mm" fo:margin-left="99.48m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text:list-tab-stop-position="112.18mm" fo:text-indent="-6.35mm" fo:margin-left="112.18m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text:list-tab-stop-position="124.88mm" fo:text-indent="-3.18mm" fo:margin-left="124.88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7mm" fo:text-indent="-6.35mm" fo:margin-left="127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127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28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129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30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31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132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34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9.42mm" fo:text-indent="-0.49mm" fo:margin-left="3.56m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13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3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3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3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4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4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4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9.05mm" fo:text-indent="-0.49mm" fo:margin-left="13.19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3.11mm" fo:text-indent="-6.35mm" fo:margin-left="13.11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81mm" fo:text-indent="-6.35mm" fo:margin-left="25.8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51mm" fo:text-indent="-6.35mm" fo:margin-left="38.51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1.21mm" fo:text-indent="-6.35mm" fo:margin-left="51.21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91mm" fo:text-indent="-6.35mm" fo:margin-left="63.9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61mm" fo:text-indent="-6.35mm" fo:margin-left="76.61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31mm" fo:text-indent="-6.35mm" fo:margin-left="89.31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2.01mm" fo:text-indent="-6.35mm" fo:margin-left="102.01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9.19mm" fo:text-indent="-0.49mm" fo:margin-left="13.3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3.25mm" fo:text-indent="-6.35mm" fo:margin-left="13.2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95mm" fo:text-indent="-6.35mm" fo:margin-left="25.9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65mm" fo:text-indent="-6.35mm" fo:margin-left="38.6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1.35mm" fo:text-indent="-6.35mm" fo:margin-left="51.3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4.05mm" fo:text-indent="-6.35mm" fo:margin-left="64.0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75mm" fo:text-indent="-6.35mm" fo:margin-left="76.7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45mm" fo:text-indent="-6.35mm" fo:margin-left="89.4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2.15mm" fo:text-indent="-6.35mm" fo:margin-left="102.1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7">
      <text:list-level-style-number text:level="1" text:style-name="ListLabel_20_143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44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4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14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47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48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149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50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51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number text:level="1" text:style-name="ListLabel_20_152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5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5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155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56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57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158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59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60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9">
      <text:list-level-style-number text:level="1" text:style-name="ListLabel_20_16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6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6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6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6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6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6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0">
      <text:list-level-style-number text:level="1" text:style-name="ListLabel_20_170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73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76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77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78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30mm" fo:margin-right="15.01mm" style:writing-mode="lr-tb" style:layout-grid-color="#c0c0c0" style:layout-grid-lines="2394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разования и науки Российской Федерации</dc:title>
    <meta:initial-creator>admin</meta:initial-creator>
    <meta:creation-date>2017-09-28T15:35:00</meta:creation-date>
    <dc:date>2019-06-04T22:55:03.424295977</dc:date>
    <meta:print-date>2010-04-06T15:00:00</meta:print-date>
    <meta:editing-cycles>24</meta:editing-cycles>
    <meta:editing-duration>PT14M15S</meta:editing-duration>
    <meta:generator>LibreOffice/6.2.3.2$Linux_X86_64 LibreOffice_project/20$Build-2</meta:generator>
    <meta:document-statistic meta:table-count="1" meta:image-count="0" meta:object-count="0" meta:page-count="2" meta:paragraph-count="47" meta:word-count="224" meta:character-count="1817" meta:non-whitespace-character-count="1628"/>
    <meta:user-defined meta:name="Operator">Павлова Оксана Николаевна</meta:user-defined>
  </office:meta>
</office:document-meta>
</file>